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360000004A30263C5DB1AE7E44.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noto sans" svg:font-family="'noto sans', 'helvetica neue', helvetica, arial, sans-serif"/>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fo:font-style="italic" officeooo:rsid="0013b35d" officeooo:paragraph-rsid="0013b35d" style:font-style-asian="italic" style:font-style-complex="italic"/>
    </style:style>
    <style:style style:name="P3" style:family="paragraph" style:parent-style-name="Header">
      <style:text-properties fo:font-style="italic" officeooo:rsid="0013b35d" officeooo:paragraph-rsid="001867df" style:font-style-asian="italic" style:font-style-complex="italic"/>
    </style:style>
    <style:style style:name="P4" style:family="paragraph" style:parent-style-name="Standard">
      <style:paragraph-properties fo:break-before="page"/>
      <style:text-properties officeooo:rsid="00150b9f" officeooo:paragraph-rsid="00150b9f"/>
    </style:style>
    <style:style style:name="P5" style:family="paragraph" style:parent-style-name="Standard">
      <style:text-properties officeooo:rsid="00150b9f" officeooo:paragraph-rsid="00150b9f"/>
    </style:style>
    <style:style style:name="P6" style:family="paragraph" style:parent-style-name="Text_20_body">
      <style:paragraph-properties fo:padding="0.049cm" fo:border="0.06pt solid #d9d9e3"/>
    </style:style>
    <style:style style:name="P7" style:family="paragraph" style:parent-style-name="Text_20_body">
      <style:text-properties officeooo:rsid="00150b9f" officeooo:paragraph-rsid="00150b9f"/>
    </style:style>
    <style:style style:name="P8" style:family="paragraph" style:parent-style-name="Text_20_body">
      <style:paragraph-properties fo:padding="0.049cm" fo:border="0.06pt solid #d9d9e3"/>
      <style:text-properties officeooo:rsid="00150b9f"/>
    </style:style>
    <style:style style:name="T1" style:family="text">
      <style:text-properties loext:padding="0.049cm" loext:border="0.06pt solid #d9d9e3"/>
    </style:style>
    <style:style style:name="T2" style:family="text">
      <style:text-properties officeooo:rsid="00151414"/>
    </style:style>
    <style:style style:name="T3" style:family="text">
      <style:text-properties officeooo:rsid="0016f151"/>
    </style:style>
    <style:style style:name="T4" style:family="text">
      <style:text-properties officeooo:rsid="0019d0b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Strong_20_Emphasis"><text:span text:style-name="T1">Pregunta 1:</text:span></text:span> ¿Qué son las librerías compartidas en Linux y cuál es su propósito principal?</text:p>
      <text:p text:style-name="P6"><text:span text:style-name="Strong_20_Emphasis"><text:span text:style-name="T1">Respuesta 1:</text:span></text:span> Las librerías compartidas son archivos que contienen funciones y código que pueden ser utilizados por múltiples programas. Su propósito principal es ahorrar espacio en disco y memoria al permitir que varios programas compartan una única copia de la librería en la memoria.</text:p>
      <text:p text:style-name="Horizontal_20_Line"/>
      <text:p text:style-name="P6"><text:span text:style-name="Strong_20_Emphasis"><text:span text:style-name="T1">Pregunta 2:</text:span></text:span> ¿Cuál es la extensión típica de los archivos de librerías compartidas en Linux?</text:p>
      <text:p text:style-name="P6"><text:span text:style-name="Strong_20_Emphasis"><text:span text:style-name="T1">Respuesta 2:</text:span></text:span> La extensión típica de los archivos de librerías compartidas en Linux es ".so" (Shared Object).</text:p>
      <text:p text:style-name="Horizontal_20_Line"/>
      <text:p text:style-name="P6"><text:span text:style-name="Strong_20_Emphasis"><text:span text:style-name="T1">Pregunta 3:</text:span></text:span> ¿Dónde se encuentran generalmente las librerías compartidas en un sistema Linux?</text:p>
      <text:p text:style-name="P6"><text:span text:style-name="Strong_20_Emphasis"><text:span text:style-name="T1">Respuesta 3:</text:span></text:span> Las librerías compartidas se encuentran generalmente en directorios como <text:span text:style-name="Source_20_Text"><text:span text:style-name="T1">/lib</text:span></text:span> y <text:span text:style-name="Source_20_Text"><text:span text:style-name="T1">/usr/lib</text:span></text:span>, así como en subdirectorios específicos de aplicaciones.</text:p>
      <text:p text:style-name="Horizontal_20_Line"/>
      <text:p text:style-name="P6"><text:span text:style-name="Strong_20_Emphasis"><text:span text:style-name="T1">Pregunta 4:</text:span></text:span> ¿Qué comando se utiliza para listar las dependencias de una librería compartida en Linux?</text:p>
      <text:p text:style-name="P6"><text:span text:style-name="Strong_20_Emphasis"><text:span text:style-name="T1">Respuesta 4:</text:span></text:span> El comando <text:span text:style-name="Source_20_Text"><text:span text:style-name="T1">ldd</text:span></text:span> se utiliza para listar las dependencias de una librería compartida en Linux.</text:p>
      <text:p text:style-name="Horizontal_20_Line"/>
      <text:p text:style-name="P6"><text:span text:style-name="Strong_20_Emphasis"><text:span text:style-name="T1">Pregunta 5:</text:span></text:span> ¿Cuál es el propósito del archivo <text:span text:style-name="Source_20_Text"><text:span text:style-name="T1">/etc/ld.so.conf</text:span></text:span> en Linux?</text:p>
      <text:p text:style-name="P6"><text:span text:style-name="Strong_20_Emphasis"><text:span text:style-name="T1">Respuesta 5:</text:span></text:span> El archivo <text:span text:style-name="Source_20_Text"><text:span text:style-name="T1">/etc/ld.so.conf</text:span></text:span> en Linux se utiliza para especificar los directorios que deben ser buscados por el cargador dinámico de librerías compartidas.</text:p>
      <text:p text:style-name="Horizontal_20_Line"/>
      <text:p text:style-name="P6"><text:span text:style-name="Strong_20_Emphasis"><text:span text:style-name="T1">Pregunta 6:</text:span></text:span> ¿Cómo se actualiza la configuración del cargador dinámico después de modificar el archivo <text:span text:style-name="Source_20_Text"><text:span text:style-name="T1">/etc/ld.so.conf</text:span></text:span>?</text:p>
      <text:p text:style-name="P6"><text:span text:style-name="Strong_20_Emphasis"><text:span text:style-name="T1">Respuesta 6:</text:span></text:span> Para actualizar la configuración del cargador dinámico después de modificar el archivo <text:span text:style-name="Source_20_Text"><text:span text:style-name="T1">/etc/ld.so.conf</text:span></text:span>, se debe ejecutar el comando <text:span text:style-name="Source_20_Text"><text:span text:style-name="T1">ldconfig</text:span></text:span>.</text:p>
      <text:p text:style-name="Horizontal_20_Line"/>
      <text:p text:style-name="P6"><text:span text:style-name="Strong_20_Emphasis"><text:span text:style-name="T1">Pregunta 7:</text:span></text:span> ¿Qué es la variable de entorno <text:span text:style-name="Source_20_Text"><text:span text:style-name="T1">LD_LIBRARY_PATH</text:span></text:span> y cómo se utiliza?</text:p>
      <text:p text:style-name="P6"><text:soft-page-break/><text:span text:style-name="Strong_20_Emphasis"><text:span text:style-name="T1">Respuesta 7:</text:span></text:span> La variable de entorno <text:span text:style-name="Source_20_Text"><text:span text:style-name="T1">LD_LIBRARY_PATH</text:span></text:span> se utiliza para especificar directorios adicionales donde el cargador dinámico buscará librerías compartidas antes de los directorios estándar.</text:p>
      <text:p text:style-name="Horizontal_20_Line"/>
      <text:p text:style-name="P6"><text:span text:style-name="Strong_20_Emphasis"><text:span text:style-name="T1">Pregunta 8:</text:span></text:span> ¿Cuál es el riesgo potencial de utilizar <text:span text:style-name="Source_20_Text"><text:span text:style-name="T1">LD_LIBRARY_PATH</text:span></text:span> de manera indiscriminada?</text:p>
      <text:p text:style-name="P6"><text:span text:style-name="Strong_20_Emphasis"><text:span text:style-name="T1">Respuesta 8:</text:span></text:span> El riesgo potencial de utilizar <text:span text:style-name="Source_20_Text"><text:span text:style-name="T1">LD_LIBRARY_PATH</text:span></text:span> de manera indiscriminada es que podría sobrescribir las librerías estándar del sistema y causar problemas de compatibilidad y seguridad.</text:p>
      <text:p text:style-name="Horizontal_20_Line"/>
      <text:p text:style-name="P6"><text:span text:style-name="Strong_20_Emphasis"><text:span text:style-name="T1">Pregunta 9:</text:span></text:span> ¿Cómo se puede listar las librerías compartidas utilizadas por un programa en particular?</text:p>
      <text:p text:style-name="P6"><text:span text:style-name="Strong_20_Emphasis"><text:span text:style-name="T1">Respuesta 9:</text:span></text:span> Para listar las librerías compartidas utilizadas por un programa en particular, se puede utilizar el comando <text:span text:style-name="Source_20_Text"><text:span text:style-name="T1">ldd</text:span></text:span> seguido del nombre del programa.</text:p>
      <text:p text:style-name="Horizontal_20_Line"/>
      <text:p text:style-name="P6"><text:span text:style-name="Strong_20_Emphasis"><text:span text:style-name="T1">Pregunta 10:</text:span></text:span> ¿Qué es el "rpath" en el contexto de las librerías compartidas?</text:p>
      <text:p text:style-name="P6"><text:span text:style-name="Strong_20_Emphasis"><text:span text:style-name="T1">Respuesta 10:</text:span></text:span> El "rpath" es una forma de especificar un directorio de búsqueda de librerías compartidas en el archivo ejecutable de un programa para que el cargador dinámico lo utilice al buscar las librerías necesarias.</text:p>
      <text:p text:style-name="Horizontal_20_Line"/>
      <text:p text:style-name="P6"><text:span text:style-name="Strong_20_Emphasis"><text:span text:style-name="T1">Pregunta 11:</text:span></text:span> ¿Cómo se puede verificar si una librería compartida específica está instalada en un sistema Linux?</text:p>
      <text:p text:style-name="P6"><text:span text:style-name="Strong_20_Emphasis"><text:span text:style-name="T1">Respuesta 11:</text:span></text:span> Para verificar si una librería compartida está instalada en un sistema Linux, se puede utilizar el comando <text:span text:style-name="Source_20_Text"><text:span text:style-name="T1">ldconfig -p | grep nombre_libreria.so</text:span></text:span>.</text:p>
      <text:p text:style-name="Horizontal_20_Line"/>
      <text:p text:style-name="P6"><text:span text:style-name="Strong_20_Emphasis"><text:span text:style-name="T1">Pregunta 12:</text:span></text:span> ¿Qué es una "soname" en el contexto de las librerías compartidas?</text:p>
      <text:p text:style-name="P6"><text:span text:style-name="Strong_20_Emphasis"><text:span text:style-name="T1">Respuesta 12:</text:span></text:span> La "soname" (nombre de shared object) es una versión específica de una librería compartida que se utiliza para identificar la API y la versión de la librería. Es parte del nombre de archivo de la librería compartida.</text:p>
      <text:p text:style-name="Horizontal_20_Line"/>
      <text:p text:style-name="P6"><text:soft-page-break/><text:span text:style-name="Strong_20_Emphasis"><text:span text:style-name="T1">Pregunta 13:</text:span></text:span> ¿Cuál es el propósito de la variable de entorno <text:span text:style-name="Source_20_Text"><text:span text:style-name="T1">LD_PRELOAD</text:span></text:span> en Linux?</text:p>
      <text:p text:style-name="P6"><text:span text:style-name="Strong_20_Emphasis"><text:span text:style-name="T1">Respuesta 13:</text:span></text:span> La variable de entorno <text:span text:style-name="Source_20_Text"><text:span text:style-name="T1">LD_PRELOAD</text:span></text:span> se utiliza para cargar librerías compartidas antes que cualquier otra librería, lo que permite la interceptación de funciones y la modificación del comportamiento de programas.</text:p>
      <text:p text:style-name="Horizontal_20_Line"/>
      <text:p text:style-name="P6"><text:span text:style-name="Strong_20_Emphasis"><text:span text:style-name="T1">Pregunta 14:</text:span></text:span> ¿Cómo se puede solucionar el problema de una librería compartida faltante en un sistema Linux?</text:p>
      <text:p text:style-name="P6"><text:span text:style-name="Strong_20_Emphasis"><text:span text:style-name="T1">Respuesta 14:</text:span></text:span> Para solucionar el problema de una librería compartida faltante, debes instalar la librería utilizando el gestor de paquetes de la distribución o compilarla desde su código fuente si es necesario.</text:p>
      <text:p text:style-name="Horizontal_20_Line"/>
      <text:p text:style-name="P6"><text:span text:style-name="Strong_20_Emphasis"><text:span text:style-name="T1">Pregunta 15:</text:span></text:span> ¿Cuál es el comando utilizado para ver las librerías compartidas que están actualmente cargadas en la memoria?</text:p>
      <text:p text:style-name="P6"><text:span text:style-name="Strong_20_Emphasis"><text:span text:style-name="T1">Respuesta 15:</text:span></text:span> El comando <text:span text:style-name="Source_20_Text"><text:span text:style-name="T1">ldd</text:span></text:span> se utiliza para ver las librerías compartidas cargadas por un programa en la memoria.</text:p>
      <text:p text:style-name="Horizontal_20_Line"/>
      <text:p text:style-name="P6"><text:span text:style-name="Strong_20_Emphasis"><text:span text:style-name="T1">Pregunta 16:</text:span></text:span> ¿Qué es la "dirección de enlace" (linker address) en el contexto de las librerías compartidas?</text:p>
      <text:p text:style-name="P6"><text:span text:style-name="Strong_20_Emphasis"><text:span text:style-name="T1">Respuesta 16:</text:span></text:span> La dirección de enlace es la dirección en memoria donde una librería compartida se carga durante el proceso de enlace dinámico.</text:p>
      <text:p text:style-name="Horizontal_20_Line"/>
      <text:p text:style-name="P6"><text:span text:style-name="Strong_20_Emphasis"><text:span text:style-name="T1">Pregunta 17:</text:span></text:span> ¿Qué es una "librería estática" y cómo se diferencia de una librería compartida?</text:p>
      <text:p text:style-name="P6"><text:span text:style-name="Strong_20_Emphasis"><text:span text:style-name="T1">Respuesta 17:</text:span></text:span> Una librería estática es un archivo de librería que se enlaza directamente con el ejecutable durante la compilación, mientras que una librería compartida se carga en tiempo de ejecución y puede ser compartida por múltiples programas.</text:p>
      <text:p text:style-name="Horizontal_20_Line"/>
      <text:p text:style-name="P6"><text:span text:style-name="Strong_20_Emphasis"><text:span text:style-name="T1">Pregunta 18:</text:span></text:span> ¿Cuál es la extensión típica de los archivos de librerías estáticas en Linux?</text:p>
      <text:p text:style-name="P6"><text:span text:style-name="Strong_20_Emphasis"><text:span text:style-name="T1">Respuesta 18:</text:span></text:span> La extensión típica de los archivos de librerías estáticas en Linux es ".a" (Archive).</text:p>
      <text:p text:style-name="Horizontal_20_Line"/>
      <text:p text:style-name="P6"><text:soft-page-break/><text:span text:style-name="Strong_20_Emphasis"><text:span text:style-name="T1">Pregunta 19:</text:span></text:span> ¿Qué es la "versión de API" en el contexto de las librerías compartidas y por qué es importante?</text:p>
      <text:p text:style-name="P6"><text:span text:style-name="Strong_20_Emphasis"><text:span text:style-name="T1">Respuesta 19:</text:span></text:span> La versión de API de una librería compartida especifica la compatibilidad de la interfaz de programación de aplicaciones (API) de la librería. Es importante para garantizar que los programas que dependen de la librería funcionen correctamente incluso después de actualizaciones de la librería.</text:p>
      <text:p text:style-name="Horizontal_20_Line"/>
      <text:p text:style-name="P6"><text:span text:style-name="Strong_20_Emphasis"><text:span text:style-name="T1">Pregunta 20:</text:span></text:span> ¿Cuál es la función principal del comando <text:span text:style-name="Source_20_Text"><text:span text:style-name="T1">ldconfig</text:span></text:span> en Linux?</text:p>
      <text:p text:style-name="P6"><text:span text:style-name="Strong_20_Emphasis"><text:span text:style-name="T1">Respuesta 20:</text:span></text:span> La función principal del comando <text:span text:style-name="Source_20_Text"><text:span text:style-name="T1">ldconfig</text:span></text:span> es actualizar la cache de librerías compartidas y los enlaces simbólicos en el sistema para que el cargador dinámico pueda encontrar y cargar las librerías correctamente.</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noto sans" svg:font-family="'noto sans',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rsid="0013b35d" officeooo:paragraph-rsid="001867df" style:font-style-asian="italic" style:font-style-complex="italic"/>
    </style:style>
    <style:style style:name="MP2" style:family="paragraph" style:parent-style-name="Footer">
      <style:paragraph-properties fo:text-align="end" style:justify-single-word="false"/>
    </style:style>
    <style:style style:name="MT1" style:family="text">
      <style:text-properties officeooo:rsid="0019d0b9"/>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draw:frame draw:style-name="Mfr1" draw:name="Imagen2" text:anchor-type="char" svg:x="11.88cm" svg:y="-0.66cm" svg:width="5.054cm" svg:height="1.207cm" draw:z-index="3"><draw:image xlink:href="Pictures/10000001000001360000004A30263C5DB1AE7E44.png" xlink:type="simple" xlink:show="embed" xlink:actuate="onLoad" draw:mime-type="image/png"/></draw:frame><text:span text:style-name="MT1">Instalación y gestión de paquetes</text:span>:</text:p>
        <text:p text:style-name="MP1">Gestión de librerías compartidas</text:p>
      </style:header>
      <style:footer>
        <text:p text:style-name="MP2"><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0:04:41.848317391</meta:creation-date>
    <dc:date>2023-09-05T20:39:50.116449610</dc:date>
    <meta:editing-duration>PT35M5S</meta:editing-duration>
    <meta:editing-cycles>12</meta:editing-cycles>
    <meta:generator>LibreOffice/7.4.1.2$Linux_X86_64 LibreOffice_project/3c58a8f3a960df8bc8fd77b461821e42c061c5f0</meta:generator>
    <meta:document-statistic meta:table-count="0" meta:image-count="2" meta:object-count="0" meta:page-count="4" meta:paragraph-count="44" meta:word-count="869" meta:character-count="5676" meta:non-whitespace-character-count="4851"/>
  </office:meta>
</office:document-meta>
</file>